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text-properties officeooo:paragraph-rsid="001eb88a"/>
    </style:style>
    <style:style style:name="P2" style:family="paragraph" style:parent-style-name="Standard">
      <style:text-properties officeooo:paragraph-rsid="001eb88a"/>
    </style:style>
    <style:style style:name="P3" style:family="paragraph" style:parent-style-name="Standard">
      <style:text-properties officeooo:rsid="001181e3" officeooo:paragraph-rsid="001eb88a"/>
    </style:style>
    <style:style style:name="P4" style:family="paragraph" style:parent-style-name="Standard">
      <style:text-properties officeooo:rsid="001eb88a" officeooo:paragraph-rsid="001eb88a"/>
    </style:style>
    <style:style style:name="P5" style:family="paragraph" style:parent-style-name="Standard">
      <style:text-properties officeooo:paragraph-rsid="002e1797"/>
    </style:style>
    <style:style style:name="P6" style:family="paragraph" style:parent-style-name="Standard">
      <style:text-properties officeooo:paragraph-rsid="002e219e"/>
    </style:style>
    <style:style style:name="P7" style:family="paragraph" style:parent-style-name="Standard">
      <style:text-properties fo:font-size="14pt" fo:font-weight="bold" officeooo:paragraph-rsid="002e1797" style:font-size-asian="14pt" style:font-weight-asian="bold" style:font-size-complex="14pt" style:font-weight-complex="bold"/>
    </style:style>
    <style:style style:name="P8" style:family="paragraph" style:parent-style-name="Standard">
      <style:text-properties fo:font-size="14pt" fo:font-weight="bold" officeooo:rsid="0066a827" officeooo:paragraph-rsid="00684fe2" style:font-size-asian="14pt" style:font-weight-asian="bold" style:font-size-complex="14pt" style:font-weight-complex="bold"/>
    </style:style>
    <style:style style:name="P9" style:family="paragraph" style:parent-style-name="Standard">
      <style:text-properties officeooo:paragraph-rsid="00312baa"/>
    </style:style>
    <style:style style:name="P10" style:family="paragraph" style:parent-style-name="Standard">
      <style:text-properties officeooo:paragraph-rsid="003628ef"/>
    </style:style>
    <style:style style:name="P11" style:family="paragraph" style:parent-style-name="Standard">
      <style:text-properties officeooo:rsid="003b964e" officeooo:paragraph-rsid="003b964e"/>
    </style:style>
    <style:style style:name="P12" style:family="paragraph" style:parent-style-name="Standard">
      <style:text-properties officeooo:paragraph-rsid="003b964e"/>
    </style:style>
    <style:style style:name="P13" style:family="paragraph" style:parent-style-name="Standard">
      <style:text-properties officeooo:rsid="003d9d42" officeooo:paragraph-rsid="003d9d42"/>
    </style:style>
    <style:style style:name="P14" style:family="paragraph" style:parent-style-name="Standard">
      <style:text-properties officeooo:rsid="004b183c" officeooo:paragraph-rsid="00684fe2"/>
    </style:style>
    <style:style style:name="P15" style:family="paragraph" style:parent-style-name="Standard">
      <style:text-properties officeooo:paragraph-rsid="006e412b"/>
    </style:style>
    <style:style style:name="P16" style:family="paragraph" style:parent-style-name="List_20_Paragraph" style:list-style-name="WWNum4">
      <style:text-properties officeooo:paragraph-rsid="001eb88a"/>
    </style:style>
    <style:style style:name="P17" style:family="paragraph" style:parent-style-name="List_20_Paragraph" style:list-style-name="WWNum4">
      <style:text-properties officeooo:rsid="0056e254" officeooo:paragraph-rsid="0056e254"/>
    </style:style>
    <style:style style:name="P18" style:family="paragraph" style:parent-style-name="List_20_Paragraph" style:list-style-name="WWNum4">
      <style:text-properties officeooo:rsid="00588f79" officeooo:paragraph-rsid="00588f79"/>
    </style:style>
    <style:style style:name="P19" style:family="paragraph" style:parent-style-name="List_20_Paragraph" style:list-style-name="WWNum4">
      <style:text-properties officeooo:rsid="0062edbe" officeooo:paragraph-rsid="0062edbe"/>
    </style:style>
    <style:style style:name="P20" style:family="paragraph" style:parent-style-name="Standard" style:list-style-name="L1">
      <style:text-properties officeooo:paragraph-rsid="003628ef"/>
    </style:style>
    <style:style style:name="P21" style:family="paragraph" style:parent-style-name="Standard" style:list-style-name="L2">
      <style:text-properties officeooo:paragraph-rsid="003628ef"/>
    </style:style>
    <style:style style:name="P22" style:family="paragraph" style:parent-style-name="Standard" style:list-style-name="L3">
      <style:text-properties officeooo:rsid="003d9d42" officeooo:paragraph-rsid="003d9d42"/>
    </style:style>
    <style:style style:name="P23" style:family="paragraph" style:parent-style-name="Standard">
      <style:text-properties officeooo:paragraph-rsid="001eb88a"/>
    </style:style>
    <style:style style:name="P24" style:family="paragraph" style:parent-style-name="Standard">
      <style:text-properties officeooo:rsid="00741508" officeooo:paragraph-rsid="00741508"/>
    </style:style>
    <style:style style:name="T1" style:family="text">
      <style:text-properties fo:font-size="20pt" style:font-size-asian="20pt"/>
    </style:style>
    <style:style style:name="T2" style:family="text">
      <style:text-properties fo:font-size="20pt" officeooo:rsid="002265a0" style:font-size-asian="20pt"/>
    </style:style>
    <style:style style:name="T3" style:family="text">
      <style:text-properties officeooo:rsid="0026f586"/>
    </style:style>
    <style:style style:name="T4" style:family="text">
      <style:text-properties officeooo:rsid="0027e37d"/>
    </style:style>
    <style:style style:name="T5" style:family="text">
      <style:text-properties officeooo:rsid="002968c9"/>
    </style:style>
    <style:style style:name="T6" style:family="text">
      <style:text-properties officeooo:rsid="002a7539"/>
    </style:style>
    <style:style style:name="T7" style:family="text">
      <style:text-properties officeooo:rsid="002d15ce"/>
    </style:style>
    <style:style style:name="T8" style:family="text">
      <style:text-properties officeooo:rsid="002e219e"/>
    </style:style>
    <style:style style:name="T9" style:family="text">
      <style:text-properties officeooo:rsid="0032dbd5"/>
    </style:style>
    <style:style style:name="T10" style:family="text">
      <style:text-properties officeooo:rsid="00361a0e"/>
    </style:style>
    <style:style style:name="T11" style:family="text">
      <style:text-properties officeooo:rsid="003628ef"/>
    </style:style>
    <style:style style:name="T12" style:family="text">
      <style:text-properties officeooo:rsid="0037de68"/>
    </style:style>
    <style:style style:name="T13" style:family="text">
      <style:text-properties officeooo:rsid="0039e7c7"/>
    </style:style>
    <style:style style:name="T14" style:family="text">
      <style:text-properties officeooo:rsid="003a49a1"/>
    </style:style>
    <style:style style:name="T15" style:family="text">
      <style:text-properties officeooo:rsid="003b964e"/>
    </style:style>
    <style:style style:name="T16" style:family="text">
      <style:text-properties officeooo:rsid="003c2cad"/>
    </style:style>
    <style:style style:name="T17" style:family="text">
      <style:text-properties officeooo:rsid="003c4464"/>
    </style:style>
    <style:style style:name="T18" style:family="text">
      <style:text-properties officeooo:rsid="003d31ef"/>
    </style:style>
    <style:style style:name="T19" style:family="text">
      <style:text-properties officeooo:rsid="003d9d42"/>
    </style:style>
    <style:style style:name="T20" style:family="text">
      <style:text-properties officeooo:rsid="0040c36e"/>
    </style:style>
    <style:style style:name="T21" style:family="text">
      <style:text-properties officeooo:rsid="0041b5ef"/>
    </style:style>
    <style:style style:name="T22" style:family="text">
      <style:text-properties officeooo:rsid="0041e17a"/>
    </style:style>
    <style:style style:name="T23" style:family="text">
      <style:text-properties officeooo:rsid="00427586"/>
    </style:style>
    <style:style style:name="T24" style:family="text">
      <style:text-properties officeooo:rsid="0045a00b"/>
    </style:style>
    <style:style style:name="T25" style:family="text">
      <style:text-properties officeooo:rsid="00467881"/>
    </style:style>
    <style:style style:name="T26" style:family="text">
      <style:text-properties officeooo:rsid="004a6127"/>
    </style:style>
    <style:style style:name="T27" style:family="text">
      <style:text-properties officeooo:rsid="004e32e9"/>
    </style:style>
    <style:style style:name="T28" style:family="text">
      <style:text-properties officeooo:rsid="004fdd59"/>
    </style:style>
    <style:style style:name="T29" style:family="text">
      <style:text-properties officeooo:rsid="0050ebf7"/>
    </style:style>
    <style:style style:name="T30" style:family="text">
      <style:text-properties officeooo:rsid="0052c6a8"/>
    </style:style>
    <style:style style:name="T31" style:family="text">
      <style:text-properties officeooo:rsid="0053d355"/>
    </style:style>
    <style:style style:name="T32" style:family="text">
      <style:text-properties officeooo:rsid="005990d6"/>
    </style:style>
    <style:style style:name="T33" style:family="text">
      <style:text-properties officeooo:rsid="005abb5b"/>
    </style:style>
    <style:style style:name="T34" style:family="text">
      <style:text-properties officeooo:rsid="005deee5"/>
    </style:style>
    <style:style style:name="T35" style:family="text">
      <style:text-properties officeooo:rsid="006138a4"/>
    </style:style>
    <style:style style:name="T36" style:family="text">
      <style:text-properties officeooo:rsid="004b183c"/>
    </style:style>
    <style:style style:name="T37" style:family="text">
      <style:text-properties officeooo:rsid="006c47ac"/>
    </style:style>
    <style:style style:name="T38" style:family="text">
      <style:text-properties officeooo:rsid="006e412b"/>
    </style:style>
    <style:style style:name="T39" style:family="text">
      <style:text-properties officeooo:rsid="006f2056"/>
    </style:style>
    <style:style style:name="T40" style:family="text">
      <style:text-properties fo:font-weight="bold" style:font-weight-asian="bold" style:font-weight-complex="bold"/>
    </style:style>
    <style:style style:name="T41" style:family="text">
      <style:text-properties fo:font-weight="bold" officeooo:rsid="0041e17a" style:font-weight-asian="bold" style:font-weight-complex="bold"/>
    </style:style>
    <style:style style:name="T42" style:family="text">
      <style:text-properties fo:font-weight="normal" officeooo:rsid="00427586"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ZIONE ALLA PROGRAMMAZIONE – ESERCITAZIONI</text:p>
      <text:p text:style-name="P2"><text:span text:style-name="T1">Progetto </text:span><text:span text:style-name="T2">SnakeLabyrinth</text:span></text:p>
      <text:p text:style-name="P4">Scaggiante Federico <text:span text:style-name="T3">893138</text:span></text:p>
      <text:p text:style-name="P2"/>
      <text:h text:style-name="P1" text:outline-level="1">Introduzione</text:h>
      <text:p text:style-name="P2">Per l’esame di INTRODUZIONE ALLA PROGRAMMAZIONE – ESERCITAZIONI ci è stato richiesto di realizzare un programma che consentisse di giocare ad una <text:span text:style-name="T4">versione di snake dove il player deve uscire da un labirinto.</text:span></text:p>
      <text:p text:style-name="P2">Il programma andava realizzato utilizzando il linguaggio di programmazione C, e andavano implementate due modalità di gioco: <text:span text:style-name="T5">AI</text:span> <text:span text:style-name="T10">e </text:span><text:span text:style-name="T6">player mode.</text:span></text:p>
      <text:p text:style-name="P9">Il gioco da realizzare è stato chiamato Snake Labyrinth, in quanto <text:span text:style-name="T8">ha</text:span> delle regole simili al gioco originale <text:span text:style-name="T7">Snake</text:span>. <text:span text:style-name="T9">Tuttavia</text:span> il nostro protagonista Snake <text:s/><text:span text:style-name="T9">deve</text:span> trovare l’uscita _ <text:span text:style-name="T9">di un labirinto</text:span>.</text:p>
      <text:p text:style-name="P9">Snake percorre il labirinto raccogliendo o evitando gli oggetti nel piano di gioco finché non raggiunge l’uscita. Ogni oggetto può aumentare o diminuire il punteggio del nostro eroe. Anche la lunghezza del percorso è importante perché Snake vuole uscire il prima possibile.</text:p>
      <text:p text:style-name="P5">L’obiettivo del gioco è di trovare il miglior percorso che porta all’uscita del labirinto.</text:p>
      <text:p text:style-name="P6">Per migliore si intende il percorso che produce il punteggio più elevato.</text:p>
      <text:p text:style-name="P6">Ciò significa che il percorso migliore non è semplicemente il più breve.</text:p>
      <text:p text:style-name="P6"/>
      <text:p text:style-name="P7">Mosse possibili</text:p>
      <text:p text:style-name="P5">Inizialmente Snake ha 1000 punti.</text:p>
      <text:p text:style-name="P10">Ad ogni turno le mosse possibili sono:</text:p>
      <text:list text:style-name="L1">
        <text:list-item>
          <text:p text:style-name="P20">N: un passo verso l’alto (Nord)</text:p>
        </text:list-item>
        <text:list-item>
          <text:p text:style-name="P20">S: un passo verso il basso (Sud)</text:p>
        </text:list-item>
        <text:list-item>
          <text:p text:style-name="P20">O: un passo a sinistra (Ovest)</text:p>
        </text:list-item>
        <text:list-item>
          <text:p text:style-name="P20">E: un passo a destra (Est)</text:p>
        </text:list-item>
      </text:list>
      <text:p text:style-name="P10"/>
      <text:p text:style-name="P5">Ogni passo costa 1 punto.</text:p>
      <text:p text:style-name="P5"/>
      <text:p text:style-name="P7">Premi e Ostacoli</text:p>
      <text:p text:style-name="P5">Durante il percorso Snake può incontrare:</text:p>
      <text:list text:style-name="L2">
        <text:list-item>
          <text:p text:style-name="P21"># pareti che non possono essere attraversate;</text:p>
        </text:list-item>
        <text:list-item>
          <text:p text:style-name="P21">$ monete, ciascuna del valore di 10 punti e che inoltre incrementano la sua lunghezza;</text:p>
        </text:list-item>
        <text:list-item>
          <text:p text:style-name="P21">! imprevisti, che se incontrati dimezzano (divisione intera) il numero di monete raccolte, e la sua lunghezza;</text:p>
        </text:list-item>
        <text:list-item>
          <text:p text:style-name="P21">T trapano che permette di perforare le pareti. Al trapano è associato un numero di usi disponibili inizialmente pari a 0. Ogni vola che viene raccolta una T, il numero di usi disponibili del trapano aumenta di 3. Ogni volta che Snake entra in una casella con una parete il numero di usi diminuisce di 1, e la casella diventa vuota, cioè la parete nella casella scompare. Se il numero di usi è pari a 0, snake non può entrare in una cella con una parete. Le pareti esterne possono essere trapanate, ma non si possono superare i bordi del gioco.</text:p>
        </text:list-item>
      </text:list>
      <text:p text:style-name="P10"/>
      <text:p text:style-name="P5">Gli oggetti scompaiono dopo la prima interazione con Snake. Una volta raccolta una moneta, questa viene rimossa dal piano di gioco e non può essere raccolta due volte. In modo simile per gli imprevisti. Snake non può occupare una cella dove si trova una parete #, e quindi le pareti non scompaiono mai, a <text:soft-page-break/>meno che non venga usato il trapano. Una volta trovata l’uscita, il punteggio è dato dal punteggio iniziale più la somma dei valori delle monete possedute all’uscita meno il numero di passi eseguiti.</text:p>
      <text:p text:style-name="P2"/>
      <text:p text:style-name="P2">Nel gioco originale <text:span text:style-name="T11">Snake, </text:span><text:span text:style-name="T12">se lo snake tocca un muro o una parte della sua coda, è gameover immediatamente.</text:span> Nella nostra variante invece <text:span text:style-name="T12">lo snake semplicemente va a sbattere contro il muro e non si muove dalla sua posizione, mentre invece se la testa incontra una parte del corpo, allora viene persa la parte compresa tra la coda e il punto di </text:span>incontro, e di conseguenza vengono perse le relative monete.</text:p>
      <text:p text:style-name="P2"/>
      <text:h text:style-name="P1" text:outline-level="1">Realizzazione</text:h>
      <text:p text:style-name="P2">Il progetto è stato realizzato con il linguaggio di programmazione C utilizzando come IDE <text:span text:style-name="T13">VSCode</text:span>.</text:p>
      <text:p text:style-name="P12">Nel progetto è presente il file ‘<text:span text:style-name="T16">snake</text:span><text:span text:style-name="T18">_</text:span><text:span text:style-name="T16">labyrinth</text:span>.c’ con il codice sorgente del programma: in esso viene gestito il gioco, interfaccia utente (input e output) e <text:span text:style-name="T14">la logica delle regole del gioco che viene applicata ad ogni mossa dello snake. </text:span><text:span text:style-name="T15">Oltre a snake_labyrinth.c è presente un file </text:span><text:span text:style-name="T14">con estensione ‘.h’ (header) contenente le firme dei metodi e le dichiarazioni delle strutture.</text:span></text:p>
      <text:p text:style-name="P11">Il codice all’interno di <text:span text:style-name="T17">snake_labyrinth</text:span>.c è <text:span text:style-name="T16">diviso in </text:span><text:span text:style-name="T19">4 funzioni principali che si occupano del corretto funzionamento del gioco.</text:span></text:p>
      <text:list text:style-name="L3">
        <text:list-item>
          <text:p text:style-name="P22"><text:span text:style-name="T41">s</text:span><text:span text:style-name="T40">etup</text:span>() <text:span text:style-name="T22">dove vengono inizializzate tutte le variabili necessario al funzionamento del gioco.</text:span></text:p>
        </text:list-item>
        <text:list-item>
          <text:p text:style-name="P22"><text:span text:style-name="T41">d</text:span><text:span text:style-name="T40">raw</text:span>() <text:span text:style-name="T22">dopo ogni mossa refresha e ridisegna il labyrinto </text:span><text:span text:style-name="T26">e intoltre stampa le mosse che lo snake intraprende se l’AI gioca. Nel caso in cui lo snake venga mosso manualmente stampa anche </text:span></text:p>
        </text:list-item>
        <text:list-item>
          <text:p text:style-name="P22"><text:span text:style-name="T41">i</text:span><text:span text:style-name="T40">nput</text:span>() <text:span text:style-name="T22">funzione che permette </text:span><text:span text:style-name="T23">al giocatore di inserire la direzione in cui deve andare lo snake </text:span><text:span text:style-name="T42">(per comodità utilizzo WASD).</text:span></text:p>
        </text:list-item>
        <text:list-item>
          <text:p text:style-name="P22"><text:span text:style-name="T40">logic</text:span>() <text:span text:style-name="T24">funzione principale del gioco che controlla dopo che ogni mossa viene inserita, se lo snake può muoversi in quella direzione e </text:span><text:span text:style-name="T25">successivamente controllo tutte le possibili collisioni e gestisce il mov</text:span><text:span text:style-name="T33">ime</text:span><text:span text:style-name="T25">nto della coda.</text:span></text:p>
        </text:list-item>
      </text:list>
      <text:p text:style-name="P13"/>
      <text:p text:style-name="P2">Nella cartella vi è inoltre la documentazione generata con il software Doxygen.</text:p>
      <text:h text:style-name="P1" text:outline-level="1">Funzionamento del gioco</text:h>
      <text:p text:style-name="P2">Quando viene avviato il programma viene mostrato un messaggio di benvenuto. Successivamente viene richiesto all’utente <text:span text:style-name="T20">di inserire il numero di colonne, di righe del labirinto e successivamente il labirinto stesso tramite terminale</text:span>. <text:span text:style-name="T21">Dopo aver inserito il labirinto è necessario scegliere se far risolvere il labirinto al AI o se giocare manualmente. </text:span></text:p>
      <text:p text:style-name="P2">Da questo momento inizia la partita, <text:span text:style-name="T21">nel caso in cui il giocatore giochi manualmente è necessario inserire la direzione in cui lo snake deve andare </text:span><text:span text:style-name="T28">(WASD) </text:span>e fino a che un giocatore non vince vengono mostrate per ogni mossa <text:span text:style-name="T29">il punteggio e il numero di utilizzo del trapano rimanenti.</text:span></text:p>
      <text:p text:style-name="P2">Quando la partita si conclude viene indicato <text:span text:style-name="T27">se il giocatore </text:span><text:span text:style-name="T30">h</text:span><text:span text:style-name="T27">a vinto o meno </text:span><text:span text:style-name="T31">e il relativo punteggio</text:span>.</text:p>
      <text:p text:style-name="P2"/>
      <text:h text:style-name="P1" text:outline-level="1">Intelligenza del Computer</text:h>
      <text:p text:style-name="P8">Random_ai()</text:p>
      <text:p text:style-name="P14">Nel mio progetto il computer sceglie una direzione casuale tra le 4 disponibili, controlla se effettivamente è possibile per lo snake muover<text:span text:style-name="T39">si</text:span> in quella direzione e se possibile si muove.</text:p>
      <text:h text:style-name="P1" text:outline-level="1">Difficolta incontrate</text:h>
      <text:p text:style-name="P2">Le maggiori difficoltà incontrate sono state le seguenti:</text:p>
      <text:list xml:id="list2171166996" text:style-name="WWNum4">
        <text:list-item>
          <text:p text:style-name="P17"><text:soft-page-break/>L’implementazione del movimento dello snake e della sua coda.</text:p>
        </text:list-item>
        <text:list-item>
          <text:p text:style-name="P18">Il trovare un buon algoritmo che permetta al AI di trovare un uscita con il maggiore punteggio p<text:span text:style-name="T32">o</text:span>ssibile.</text:p>
        </text:list-item>
      </text:list>
      <text:p text:style-name="P2">Per la prima difficoltà ho rimediato creando la struttura dati <text:span text:style-name="T37">coordinates che contiene due integer i e j che rappresentano la posizione di ogni tile della coda all’interno del labirinto.</text:span></text:p>
      <text:p text:style-name="P24">Di fatto la coda è fatta con un array di coordinate e di conseguenza ad ogni mossa viene ogni posizione dell’array scorre per muovere lo snake.</text:p>
      <text:p text:style-name="P15">Per quanto riguarda <text:span text:style-name="T38">il secondo problema ho scelto di scrivere una funzione che </text:span><text:span text:style-name="T36">sceglie una direzione casuale tra le 4 disponibili, controlla se effettivamente è possibile per lo snake muover</text:span><text:span text:style-name="T38">si </text:span><text:span text:style-name="T36">in quella direzione e se possibile si muove.</text:span></text:p>
      <text:p text:style-name="P2"/>
      <text:h text:style-name="P1" text:outline-level="1">Migliorie Apportabili</text:h>
      <text:p text:style-name="P2">Al progetto corrente si potrebbero apportare delle migliore:</text:p>
      <text:list xml:id="list192938065651595" text:continue-numbering="true" text:style-name="WWNum4">
        <text:list-item>
          <text:p text:style-name="P19">Rendere la coda dello snake con l’unghezza che all’inizio sia 0 e che venga riallocata ogni volta e aumentata come con l’array di mosse presente nella modalità AI.</text:p>
        </text:list-item>
        <text:list-item>
          <text:p text:style-name="P19">Aggiungere diverse intelligenze artifficiali che <text:s/>in modi diversi cercano l’uscita</text:p>
        </text:list-item>
        <text:list-item>
          <text:p text:style-name="P19">Fare in modo di vedere tutti I vari snake con varie intelligenze artificiali che assieme cercano l’uscita e non solo uno.</text:p>
        </text:list-item>
        <text:list-item>
          <text:p text:style-name="P16">Aggiungere la grafica utilizzando la libreria Graphics.h per migliorare la visualizzazione del <text:span text:style-name="T34">labirinto</text:span> e <text:span text:style-name="T35">mostrare al giocatore una possibile soluzione.</text:span></text:p>
        </text:list-item>
      </text:list>
      <text:p text:style-name="P3">Tali migliorie sono in ordine di difficoltà implementativa dalla più semplice alla più comples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Noto Sans CJK SC" style:font-family-asian="'Noto Sans CJK SC'" style:font-family-generic-asian="system" style:font-pitch-asian="variable" style:font-size-asian="16pt" style:font-name-complex="Droid Sans Devanagari1" style:font-family-complex="'Droid Sans Devanagari'"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9:15:49.760714498</meta:creation-date>
    <dc:date>2023-02-01T19:29:36.124171560</dc:date>
    <meta:editing-duration>PT1H43M14S</meta:editing-duration>
    <meta:editing-cycles>75</meta:editing-cycles>
    <meta:generator>LibreOffice/7.4.5.1$Linux_X86_64 LibreOffice_project/40$Build-1</meta:generator>
    <meta:document-statistic meta:table-count="0" meta:image-count="0" meta:object-count="0" meta:page-count="3" meta:paragraph-count="57" meta:word-count="1137" meta:character-count="6973" meta:non-whitespace-character-count="5905"/>
  </office:meta>
</office:document-meta>
</file>